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 fo:min-height="0.6cm" fo:min-width="0.35cm"/>
      <style:paragraph-properties style:writing-mode="lr-tb"/>
    </style:style>
    <style:style style:name="gr2" style:family="graphic" style:parent-style-name="standard">
      <style:graphic-properties draw:fill="solid" draw:fill-color="#ff9900" draw:textarea-horizontal-align="justify" draw:textarea-vertical-align="middle" draw:auto-grow-height="false" fo:min-height="0.6cm" fo:min-width="0.35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standard">
      <style:graphic-properties draw:fill="solid" draw:fill-color="#cc0000" draw:gradient-step-count="64" draw:textarea-horizontal-align="justify" draw:textarea-vertical-align="middle" draw:auto-grow-height="false" fo:min-height="0.6cm" fo:min-width="0.3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American Typewriter" fo:font-size="32pt" fo:text-shadow="1pt 1pt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0066cc"/>
      <style:paragraph-properties fo:text-align="center" style:writing-mode="lr-tb"/>
      <style:text-properties fo:color="#ffffff" style:font-name="American Typewriter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9900"/>
      <style:paragraph-properties fo:text-align="center" style:writing-mode="lr-tb"/>
    </style:style>
    <style:style style:name="P5" style:family="paragraph">
      <loext:graphic-properties draw:fill="solid" draw:fill-color="#009900"/>
      <style:paragraph-properties fo:text-align="center" style:writing-mode="lr-tb"/>
    </style:style>
    <style:style style:name="P6" style:family="paragraph">
      <loext:graphic-properties draw:fill="solid" draw:fill-color="#cc0000" draw:gradient-step-count="64"/>
      <style:paragraph-properties fo:text-align="center" style:writing-mode="lr-tb"/>
    </style:style>
    <style:style style:name="T1" style:family="text">
      <style:text-properties fo:color="#ffffff" style:font-name="American Typewriter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1.2cm" svg:y="1.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cm" svg:height="1.2cm" svg:x="2.6cm" svg:y="1.2cm">
          <text:p text:style-name="P3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4cm" svg:y="1.2cm">
          <text:p text:style-name="P3"><text:span text:style-name="T1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4.001cm" svg:y="1.201cm">
          <text:p text:style-name="P3"><text:span text:style-name="T1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cm" svg:height="1.2cm" svg:x="5.4cm" svg:y="1.2cm">
          <text:p text:style-name="P3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9900" draw:end-color="#ff3333" draw:start-intensity="100%" draw:end-intensity="100%" draw:angle="300" draw:border="0%"/>
    <draw:gradient draw:name="Gradient_20_3" draw:display-name="Gradient 3" draw:style="linear" draw:start-color="#009900" draw:end-color="#ff3333" draw:start-intensity="100%" draw:end-intensity="100%" draw:angle="900" draw:border="3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4:12:57.402178713</meta:creation-date>
    <meta:generator>LibreOffice/6.3.6.2$MacOSX_X86_64 LibreOffice_project/2196df99b074d8a661f4036fca8fa0cbfa33a497</meta:generator>
    <dc:date>2020-10-22T09:47:41.482467293</dc:date>
    <meta:editing-duration>PT9M8S</meta:editing-duration>
    <meta:editing-cycles>2</meta:editing-cycles>
    <meta:document-statistic meta:object-count="5"/>
  </office:meta>
</office:document-meta>
</file>